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/>
      <style:text-properties fo:font-size="22pt" style:font-size-asian="22pt" style:font-size-complex="22pt"/>
    </style:style>
    <style:style style:name="P2" style:parent-style-name="Textbody" style:family="paragraph"/>
    <style:style style:name="P3" style:parent-style-name="Textbody" style:family="paragraph"/>
    <style:style style:name="TableColumn5" style:family="table-column">
      <style:table-column-properties style:column-width="1.3381in" style:use-optimal-column-width="false"/>
    </style:style>
    <style:style style:name="TableColumn6" style:family="table-column">
      <style:table-column-properties style:column-width="1.3388in" style:use-optimal-column-width="false"/>
    </style:style>
    <style:style style:name="TableColumn7" style:family="table-column">
      <style:table-column-properties style:column-width="0.9826in" style:use-optimal-column-width="false"/>
    </style:style>
    <style:style style:name="TableColumn8" style:family="table-column">
      <style:table-column-properties style:column-width="1.6944in" style:use-optimal-column-width="false"/>
    </style:style>
    <style:style style:name="TableColumn9" style:family="table-column">
      <style:table-column-properties style:column-width="1.3402in" style:use-optimal-column-width="false"/>
    </style:style>
    <style:style style:name="Table4" style:family="table">
      <style:table-properties style:width="6.6944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7" style:parent-style-name="Absatz-Standardschriftart" style:family="text">
      <style:text-properties style:font-name="Times New Roman" style:font-name-complex="Times New Roman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0" style:parent-style-name="Absatz-Standardschriftart" style:family="text">
      <style:text-properties style:font-name="Times New Roman" style:font-name-complex="Times New Roma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7" style:parent-style-name="Absatz-Standardschriftart" style:family="text">
      <style:text-properties style:font-name="Times New Roman" style:font-name-complex="Times New Roman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Standard" style:family="paragraph">
      <style:text-properties fo:font-size="22pt" style:font-size-asian="22pt" style:font-size-complex="22pt"/>
    </style:style>
  </office:automatic-styles>
  <office:body>
    <office:text text:use-soft-page-breaks="true">
      <text:p text:style-name="P1">Nichtfunktionale / Sicherheitsanforderungen</text:p>
      <text:h text:style-name="Überschrift1" text:outline-level="1">Anforderungen</text:h>
      <text:h text:style-name="Überschrift2" text:outline-level="2">Alle Fehler sollen geloggt werden.</text:h>
      <text:p text:style-name="Textbody">Details:</text:p>
      <text:list text:style-name="LFO2" text:continue-numbering="true">
        <text:list-item>
          <text:p text:style-name="P2">Die Fehler werden in der Logdatei errors.dat im gleichen Verzeichnis wie die anderen Logdateien abgelegt. <text:s/></text:p>
        </text:list-item>
        <text:list-item>
          <text:p text:style-name="P3">Die Datei wird<text:s/>wöchentlich archiviert und neu angelegt. Die Archivierung erfolgt in einem Unterverzeichnis.</text:p>
        </text:list-item>
      </text:list>
      <text:p text:style-name="Textbody">Betroffene User Stories: Alle</text:p>
      <text:h text:style-name="Überschrift2" text:outline-level="2">Alle Sensorwerte werden auf Plausibilität überprüft</text:h>
      <text:p text:style-name="Textbody">Details: Für alle Sensorwerte müssen Plausibilitätsintervalle festgelegt und überprüft.</text:p>
      <text:p text:style-name="Textbody">Betroffene User Stories: … (zu ergänzende Stories bzw. neue Stories)</text:p>
      <text:h text:style-name="Überschrift2" text:outline-level="2">Notstromversorgung für Server und Aktoren</text:h>
      <text:p text:style-name="Textbody">Im Falle einer Stromausfalls soll dieser detektiert werden und sowohl Server als auch Aktoren damit versorgt werden, um ein sicheres Runterfahren des Gebäudeleitsystems zu gewährleisten.<text:s/></text:p>
      <text:p text:style-name="Textbody"/>
      <text:p text:style-name="Textbody"/>
      <text:h text:style-name="Überschrift1" text:outline-level="1">Risiken und Sicherheitsanforderungen</text:h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TableContents">Fehlerursache</text:p>
          </table:table-cell>
          <table:table-cell table:style-name="TableCell12">
            <text:p text:style-name="TableContents">Risiko</text:p>
          </table:table-cell>
          <table:table-cell table:style-name="TableCell13">
            <text:p text:style-name="TableContents">Wahrschein-lichkeit</text:p>
          </table:table-cell>
          <table:table-cell table:style-name="TableCell14">
            <text:p text:style-name="TableContents">Auswirkungen</text:p>
          </table:table-cell>
          <table:table-cell table:style-name="TableCell15">
            <text:p text:style-name="TableContents">Gegenmaßnahmen</text:p>
          </table:table-cell>
        </table:table-row>
        <table:table-row table:style-name="TableRow16">
          <table:table-cell table:style-name="TableCell17">
            <text:p text:style-name="TableContents">Temperatursensor gibt falsche Werte</text:p>
          </table:table-cell>
          <table:table-cell table:style-name="TableCell18">
            <text:p text:style-name="TableContents">Raum wird überhitzt.</text:p>
          </table:table-cell>
          <table:table-cell table:style-name="TableCell19">
            <text:p text:style-name="TableContents">Hoch</text:p>
          </table:table-cell>
          <table:table-cell table:style-name="TableCell20">
            <text:p text:style-name="TableContents">Büroräume: Komfort / geringe Kosten</text:p>
            <text:p text:style-name="TableContents">Technikräume: hohe Kosten / Gesundheit und Leben (Brandgefahr)</text:p>
          </table:table-cell>
          <table:table-cell table:style-name="TableCell21">
            <text:p text:style-name="TableContents">Plausibilitätsüber-prüfung von Sensorwerten (Anforderung 1.2)</text:p>
            <text:p text:style-name="TableContents">Redundante Sensoren</text:p>
          </table:table-cell>
        </table:table-row>
        <table:table-row table:style-name="TableRow22">
          <table:table-cell table:style-name="TableCell23">
            <text:p text:style-name="TableContents">Kontaktsensor gibt falsche Werte</text:p>
          </table:table-cell>
          <table:table-cell table:style-name="TableCell24">
            <text:p text:style-name="TableContents">Unbemerktes Eindringen von jeglichen Objekten</text:p>
          </table:table-cell>
          <table:table-cell table:style-name="TableCell25">
            <text:p text:style-name="TableContents">Hoch</text:p>
          </table:table-cell>
          <table:table-cell table:style-name="TableCell26">
            <text:p text:style-name="TableContents">Diebstahl, Beschädigung von Eigentum, im Winter (Auskühlung<text:s/><text:span text:style-name="T27">↔</text:span><text:s/>Hohe Heizkosten)</text:p>
          </table:table-cell>
          <table:table-cell table:style-name="TableCell28">
            <text:p text:style-name="TableContents">Plausibilitätsüber-prüfung von Sensorwerten (Anforderung 1.2)</text:p>
            <text:p text:style-name="TableContents">Redundante Sensoren</text:p>
          </table:table-cell>
        </table:table-row>
        <table:table-row table:style-name="TableRow29">
          <table:table-cell table:style-name="TableCell30">
            <text:p text:style-name="TableContents">Stromausfall<text:s/></text:p>
          </table:table-cell>
          <table:table-cell table:style-name="TableCell31">
            <text:p text:style-name="TableContents">Gesamtes System offline</text:p>
          </table:table-cell>
          <table:table-cell table:style-name="TableCell32">
            <text:p text:style-name="TableContents">Gering</text:p>
          </table:table-cell>
          <table:table-cell table:style-name="TableCell33">
            <text:p text:style-name="TableContents">Aktoren können nicht mehr angesteuert<text:s/>werden, Sensordaten werden nicht mehr empfangen und können<text:s/><text:soft-page-break/>nicht ausgewertet werden.<text:s/></text:p>
          </table:table-cell>
          <table:table-cell table:style-name="TableCell34">
            <text:p text:style-name="TableContents">Versorgung von Server und Aktoren mit Notstrom (ca. 1 min) zum sichern Runterfahren des<text:s/><text:soft-page-break/>Gebäudemanagementsystems</text:p>
          </table:table-cell>
        </table:table-row>
        <text:soft-page-break/>
        <table:table-row table:style-name="TableRow35">
          <table:table-cell table:style-name="TableCell36">
            <text:p text:style-name="TableContents">Steuerung von Aktoren durch unberechtigte Personen</text:p>
          </table:table-cell>
          <table:table-cell table:style-name="TableCell37">
            <text:p text:style-name="TableContents">Unbemerktes Eindringen von jeglichen Objekten</text:p>
          </table:table-cell>
          <table:table-cell table:style-name="TableCell38">
            <text:p text:style-name="TableContents">Mittel</text:p>
          </table:table-cell>
          <table:table-cell table:style-name="TableCell39">
            <text:p text:style-name="TableContents">Diebstahl, Beschädigung von Eigentum, im Winter (Auskühlung<text:s/><text:span text:style-name="T40">↔</text:span><text:s/>Hohe Heizkosten)</text:p>
          </table:table-cell>
          <table:table-cell table:style-name="TableCell41">
            <text:p text:style-name="TableContents">Gebäudemanagementsystem befindet sich in einer durch Verschlüsselung gesicherten Umgebung<text:s/><text:s/>(lokales Netzwerk)<text:s/>(WPA2 – Verschlüsselung bei Funk)</text:p>
          </table:table-cell>
        </table:table-row>
        <table:table-row table:style-name="TableRow42">
          <table:table-cell table:style-name="TableCell43">
            <text:p text:style-name="TableContents">Aktoren reagieren nicht</text:p>
          </table:table-cell>
          <table:table-cell table:style-name="TableCell44">
            <text:p text:style-name="TableContents">Kein Risiko</text:p>
          </table:table-cell>
          <table:table-cell table:style-name="TableCell45">
            <text:p text:style-name="TableContents">Mittel</text:p>
          </table:table-cell>
          <table:table-cell table:style-name="TableCell46">
            <text:p text:style-name="TableContents">Im unbeaufsichtigten Raum: Diebstahl, Beschädigung von Eigentum, im Winter (Auskühlung<text:s/><text:span text:style-name="T47">↔</text:span><text:s/>Hohe Heizkosten), ansonsten keine Auswirkung (Fenster muss manuell betätigt werden)</text:p>
          </table:table-cell>
          <table:table-cell table:style-name="TableCell48">
            <text:p text:style-name="TableContents">Es muss eine manuelle Betätigung für das Öffnen und Schließen der Fenster möglich sein.<text:s/></text:p>
          </table:table-cell>
        </table:table-row>
      </table:table>
      <text:p text:style-name="Textbody"/>
      <text:p text:style-name="P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hilip Ribback</dc:creator>
    <meta:creation-date>2020-04-02T09:48:00Z</meta:creation-date>
    <dc:date>2020-04-27T10:00:00Z</dc:date>
    <meta:template xlink:href="Normal" xlink:type="simple"/>
    <meta:editing-cycles>14</meta:editing-cycles>
    <meta:editing-duration>PT0S</meta:editing-duration>
    <meta:document-statistic meta:page-count="2" meta:paragraph-count="4" meta:word-count="315" meta:character-count="2301" meta:row-count="16" meta:non-whitespace-character-count="1990"/>
  </office:meta>
</office:document-meta>
</file>